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3" office:value-type="string" calcext:value-type="string">
            <text:p>Midterm3</text:p>
          </table:table-cell>
          <table:table-cell table:style-name="ce5" table:number-columns-repeated="8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Acost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style-name="ce1" office:value-type="string" calcext:value-type="string">
            <text:p>Austi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 office:value-type="string" calcext:value-type="string">
            <text:p>Bardal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Barne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3.5/25" office:value-type="float" office:value="0.94" calcext:value-type="float">
            <text:p>0.94</text:p>
          </table:table-cell>
          <table:table-cell table:style-name="ce1" office:value-type="string" calcext:value-type="string">
            <text:p>Bartassia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Denee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Gonzal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Nass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style-name="ce1" office:value-type="string" calcext:value-type="string">
            <text:p>Ramir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style-name="ce1" office:value-type="string" calcext:value-type="string">
            <text:p>Shu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0.5/25" office:value-type="float" office:value="0.82" calcext:value-type="float">
            <text:p>0.82</text:p>
          </table:table-cell>
          <table:table-cell table:style-name="ce1" office:value-type="string" calcext:value-type="string">
            <text:p>Vergar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Buchanan Garz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Connell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style-name="ce1" office:value-type="string" calcext:value-type="string">
            <text:p>Hartig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style-name="ce1" office:value-type="string" calcext:value-type="string">
            <text:p>Jimenez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Kamet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Lis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Liu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Murgui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style-name="ce1" office:value-type="string" calcext:value-type="string">
            <text:p>Ortiz Valenzuel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style-name="ce1" office:value-type="string" calcext:value-type="string">
            <text:p>Patel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 office:value-type="string" calcext:value-type="string">
            <text:p>Sad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style-name="ce1" office:value-type="string" calcext:value-type="string">
            <text:p>Sepulved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style-name="ce1" office:value-type="string" calcext:value-type="string">
            <text:p>Smit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style-name="ce1" office:value-type="string" calcext:value-type="string">
            <text:p>Soto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style-name="ce1" office:value-type="string" calcext:value-type="string">
            <text:p>Tolmachoff</text:p>
          </table:table-cell>
          <table:table-cell table:number-columns-repeated="7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15:56:34.73685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2-05T16:16:17.944582267</dc:date>
    <meta:editing-duration>P1DT10H46M14S</meta:editing-duration>
    <meta:editing-cycles>144</meta:editing-cycles>
    <meta:generator>LibreOffice/5.1.6.2$Linux_X86_64 LibreOffice_project/10m0$Build-2</meta:generator>
    <meta:document-statistic meta:table-count="1" meta:cell-count="596" meta:object-count="0"/>
  </office:meta>
</office:document-meta>
</file>